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b9875" officeooo:paragraph-rsid="002b9875"/>
    </style:style>
    <style:style style:name="P2" style:family="paragraph" style:parent-style-name="Standard">
      <style:text-properties officeooo:rsid="002f7466" officeooo:paragraph-rsid="002f7466"/>
    </style:style>
    <style:style style:name="T1" style:family="text">
      <style:text-properties officeooo:rsid="00305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oute::get('/contact',<text:a xlink:type="simple" xlink:href="mailto:'PostController@contact" text:style-name="Internet_20_link" text:visited-style-name="Visited_20_Internet_20_Link">'PostController@contact</text:a>'); </text:p>
      <text:p text:style-name="P1">public function contact()</text:p>
      <text:p text:style-name="P1"><text:s text:c="4"/>{</text:p>
      <text:p text:style-name="P1"><text:s text:c="8"/>return view('pages.contact');</text:p>
      <text:p text:style-name="P1"><text:s text:c="4"/>}</text:p>
      <text:p text:style-name="P1"/>
      <text:p text:style-name="P2">2.Route::get('/contact/{id}/{name}/{password}',<text:a xlink:type="simple" xlink:href="mailto:'PostController@contact" text:style-name="Internet_20_link" text:visited-style-name="Visited_20_Internet_20_Link">'PostController@contact</text:a>');</text:p>
      <text:p text:style-name="P2">public function contact($id,$name,$password)</text:p>
      <text:p text:style-name="P2"><text:s text:c="4"/>{</text:p>
      <text:p text:style-name="P2"><text:s text:c="8"/>//return view('pages.contact')-&gt;with('id',$id);</text:p>
      <text:p text:style-name="P2"><text:s text:c="8"/>return view('pages.contact',compact('id','name','password'));</text:p>
      <text:p text:style-name="P2"><text:s text:c="4"/>}</text:p>
      <text:p text:style-name="P2">&lt;html&gt;</text:p>
      <text:p text:style-name="P2"><text:s text:c="4"/>&lt;head&gt;</text:p>
      <text:p text:style-name="P2"><text:s text:c="4"/>&lt;/head&gt;</text:p>
      <text:p text:style-name="P2"><text:s text:c="4"/>&lt;body&gt;</text:p>
      <text:p text:style-name="P2"><text:s text:c="7"/>&lt;h3&gt;<text:span text:style-name="T1">Contact View : <text:s text:c="2"/></text:span>My id is: {{$id}}&lt;/h3&gt;</text:p>
      <text:p text:style-name="P2"><text:s text:c="5"/>&lt;/body&gt;</text:p>
      <text:p text:style-name="P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3:03:20.173801478</meta:creation-date>
    <meta:generator>LibreOffice/6.2.8.2$Linux_X86_64 LibreOffice_project/20$Build-2</meta:generator>
    <dc:date>2020-11-27T11:40:21.790482930</dc:date>
    <meta:editing-duration>PT18H48M55S</meta:editing-duration>
    <meta:editing-cycles>12</meta:editing-cycles>
    <meta:document-statistic meta:table-count="0" meta:image-count="0" meta:object-count="0" meta:page-count="1" meta:paragraph-count="18" meta:word-count="32" meta:character-count="481" meta:non-whitespace-character-count="400"/>
  </office:meta>
</office:document-meta>
</file>